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 style:data-style-name="N2" text:time-value="21:03:51.2037108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sus Castagnetto</meta:initial-creator>
    <meta:creation-date>2020-03-24T13:37:38.162671907</meta:creation-date>
    <dc:date>2020-04-06T21:04:23.355994312</dc:date>
    <dc:creator>Jesus Castagnetto</dc:creator>
    <meta:editing-duration>PT2H30M12S</meta:editing-duration>
    <meta:editing-cycles>13</meta:editing-cycles>
    <meta:generator>LibreOffice/6.4.2.2$Linux_X86_64 LibreOffice_project/40$Build-2</meta:generator>
    <meta:document-statistic meta:table-count="1" meta:cell-count="90" meta:object-count="0"/>
  </office:meta>
</office:document-meta>
</file>